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Pie_20_de_20_foto">
      <style:paragraph-properties fo:margin-top="0cm" fo:margin-bottom="0.318cm" style:contextual-spacing="false"/>
    </style:style>
    <style:style style:name="P4" style:family="paragraph" style:parent-style-name="Contents_20_2">
      <style:paragraph-properties>
        <style:tab-stops>
          <style:tab-stop style:position="0.885cm"/>
          <style:tab-stop style:position="16.983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0.679cm"/>
          <style:tab-stop style:position="16.983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left="2cm" fo:margin-right="0cm" fo:text-indent="-2cm" style:auto-text-indent="false"/>
    </style:style>
    <style:style style:name="P7" style:family="paragraph" style:parent-style-name="List_20_2" style:list-style-name="WWNum12">
      <style:paragraph-properties fo:margin-left="3.12cm" fo:margin-right="0cm" fo:text-indent="-1cm" style:auto-text-indent="false"/>
    </style:style>
    <style:style style:name="P8" style:family="paragraph" style:parent-style-name="List_20_3" style:list-style-name="WWNum17">
      <style:paragraph-properties fo:margin-left="4.18cm" fo:margin-right="0cm" fo:text-indent="-1cm" style:auto-text-indent="false"/>
    </style:style>
    <style:style style:name="P9" style:family="paragraph" style:parent-style-name="Lista_20_0b" style:list-style-name="WWNum6">
      <style:paragraph-properties fo:margin-left="2cm" fo:margin-right="0cm" fo:text-indent="-1cm" style:auto-text-indent="false"/>
    </style:style>
    <style:style style:name="T1" style:family="text">
      <style:text-properties fo:color="#f79646" loext:opacity="100%" style:font-name="Arial" fo:font-size="10pt" fo:font-weight="bold" style:font-size-asian="10pt" style:font-weight-asian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text:display="true"/>
    </style:style>
    <style:style style:name="T4" style:family="text">
      <style:text-properties fo:font-variant="normal" fo:text-transform="none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6">
        <text:list-item>
          <text:p text:style-name="P9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Toc53038965" text:style-name="Index_20_Link" text:visited-style-name="Index_20_Link">1.<text:span text:style-name="T2"><text:tab/></text:span>Crear la BD clinicaVeterinaria<text:span text:style-name="T3"><text:tab/>1</text:span></text:a><text:span text:style-name="T2"/></text:p>
          <text:p text:style-name="P5"><text:a xlink:type="simple" xlink:href="#_Toc53038966" text:style-name="Index_20_Link" text:visited-style-name="Index_20_Link">2.<text:span text:style-name="T2"><text:tab/></text:span>Modificar la BD clinicaVeterinaria (veterinarios)<text:span text:style-name="T3"><text:tab/>1</text:span></text:a><text:span text:style-name="T2"/></text:p>
          <text:p text:style-name="P5"><text:a xlink:type="simple" xlink:href="#_Toc53038967" text:style-name="Index_20_Link" text:visited-style-name="Index_20_Link">3.<text:span text:style-name="T2"><text:tab/></text:span>Modificar la BD clinicaVeterinaria (visitas)<text:span text:style-name="T3"><text:tab/>1</text:span></text:a><text:span text:style-name="T2"/></text:p>
          <text:p text:style-name="P4"><text:a xlink:type="simple" xlink:href="#_Toc53038968" text:style-name="Index_20_Link" text:visited-style-name="Index_20_Link">3.1<text:span text:style-name="T4"><text:tab/></text:span>Solución ajustada al enunciado:<text:span text:style-name="T3"><text:tab/>1</text:span></text:a><text:span text:style-name="T4"/></text:p>
          <text:p text:style-name="P4"><text:a xlink:type="simple" xlink:href="#_Toc53038969" text:style-name="Index_20_Link" text:visited-style-name="Index_20_Link">3.2<text:span text:style-name="T4"><text:tab/></text:span>Soluciones que no se ajustan al enunciado:<text:span text:style-name="T3"><text:tab/>2</text:span></text:a><text:span text:style-name="T4"/></text:p>
        </text:index-body>
      </text:table-of-content>
      <text:p text:style-name="Standard"/>
      <text:h text:style-name="P6" text:outline-level="1"><text:bookmark-start text:name="_Toc53038965"/>Crear la BD clinicaVeterinaria<text:bookmark-end text:name="_Toc53038965"/></text:h>
      <text:list xml:id="list519616810" text:style-name="WWNum12">
        <text:list-item>
          <text:p text:style-name="P7">Realizar el ejercicio en Access</text:p>
        </text:list-item>
        <text:list-item>
          <text:p text:style-name="P7">Crea la BD <text:span text:style-name="Strong">clinicaVeterinaria</text:span> para guardar esta información:</text:p>
        </text:list-item>
      </text:list>
      <text:list xml:id="list924730707" text:style-name="WWNum17">
        <text:list-item>
          <text:p text:style-name="P8">Animales: tipo de animal, raza, nombre, peso, color.</text:p>
        </text:list-item>
        <text:list-item>
          <text:p text:style-name="P8">Clientes: DNI, nombre, apellidos, dirección, localidad, CP, provincia, fecha de nacimiento.</text:p>
        </text:list-item>
        <text:list-item>
          <text:p text:style-name="P8">De cada animal solamente se considera un dueño.</text:p>
        </text:list-item>
      </text:list>
      <text:list xml:id="list93451863163126" text:continue-list="list519616810" text:style-name="WWNum12">
        <text:list-item>
          <text:p text:style-name="P7">Introduce 3 dueños y 5 animales.</text:p>
        </text:list-item>
        <text:list-item>
          <text:p text:style-name="P7">Deseamos conocer en quién es el dueño de cada animal, para ello introduce los datos de modo que un cliente tenga 1 animal y los otros 2 clientes tengan 2 animales.</text:p>
        </text:list-item>
      </text:list>
      <text:p text:style-name="Standard"/>
      <text:h text:style-name="P6" text:outline-level="1"><text:bookmark-start text:name="_Toc53038966"/>Modificar la BD clinicaVeterinaria (veterinarios)<text:bookmark-end text:name="_Toc53038966"/></text:h>
      <text:list xml:id="list93453558772208" text:continue-numbering="true" text:style-name="WWNum12">
        <text:list-item>
          <text:p text:style-name="P7">modificar la BD:</text:p>
        </text:list-item>
        <text:list-item>
          <text:p text:style-name="P7">En la clínica trabajan varios veterinarios. Guardar esta información:</text:p>
        </text:list-item>
      </text:list>
      <text:list xml:id="list93452966313113" text:continue-list="list924730707" text:style-name="WWNum17">
        <text:list-item>
          <text:p text:style-name="P8">Veterinario: DNI, nombre, apellidos, dirección, localidad, CP, provincia, fecha de nacimiento, fecha de ingreso.</text:p>
        </text:list-item>
      </text:list>
      <text:p text:style-name="Standard"/>
      <text:h text:style-name="P6" text:outline-level="1"><text:bookmark-start text:name="_Toc53038967"/>Modificar la BD clinicaVeterinaria (visitas)<text:bookmark-end text:name="_Toc53038967"/></text:h>
      <text:list xml:id="list93451649602210" text:continue-list="list93453558772208" text:style-name="WWNum12">
        <text:list-item>
          <text:p text:style-name="P7">modificar la BD:</text:p>
        </text:list-item>
        <text:list-item>
          <text:p text:style-name="P7">Se desea guardar esta información extra:</text:p>
        </text:list-item>
      </text:list>
      <text:list xml:id="list93451595918262" text:continue-list="list93452966313113" text:style-name="WWNum17">
        <text:list-item>
          <text:p text:style-name="P8">Visitas a la clínica veterinaria: cada vez que un cliente trae un animal a la clínica se crea una visita, de esa visita se apunta: qué animal es, la fecha, veterinario que lo atiende, descripción del motivo de la visita, descripción de las acciones realizadas, importe cobrado.</text:p>
        </text:list-item>
        <text:list-item>
          <text:p text:style-name="P8"><text:soft-page-break/>Cada visita es atendida por un solo veterinario que se responsabiliza de la atención</text:p>
        </text:list-item>
      </text:list>
      <text:list xml:id="list93453109864217" text:continue-list="list93451649602210" text:style-name="WWNum12">
        <text:list-item>
          <text:p text:style-name="P7">Introduce datos de prueba de visitas: </text:p>
        </text:list-item>
      </text:list>
      <text:list xml:id="list93452766022460" text:continue-list="list93451595918262" text:style-name="WWNum17">
        <text:list-item>
          <text:p text:style-name="P8">un animal 3 visitas, otro animal 2 visitas, otro 1 visita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next-style-name="Standard" style:default-outline-level="1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WWNum7" style:list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7" style:list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a_20_21" style:display-name="Lista 21" style:family="paragraph" style:parent-style-name="Standard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.353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11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Bullet_20_3" style:display-name="List Bullet 3" style:family="paragraph" style:parent-style-name="Standard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Bullet_20_4" style:display-name="List Bullet 4" style:family="paragraph" style:parent-style-name="Standard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Bullet_20_5" style:display-name="List Bullet 5" style:family="paragraph" style:parent-style-name="Standard">
      <style:paragraph-properties>
        <style:tab-stops>
          <style:tab-stop style:position="4.18cm"/>
        </style:tab-stops>
      </style:paragraph-properties>
    </style:style>
    <style:style style:name="List_20_Number" style:display-name="List Number" style:family="paragraph" style:parent-style-name="Standard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14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9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15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6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20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cm" style:auto-text-indent="false"/>
    </style:style>
    <style:style style:name="List_20_2" style:display-name="List 2" style:family="paragraph" style:parent-style-name="Standard" style:list-style-name="WWNum1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1" style:display-name="List 1" style:family="paragraph" style:parent-style-name="Standard" style:list-style-name="WWNum10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7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13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8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Calibri" fo:font-family="Calibri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background-color="#f6f6e2" style:font-size-asian="9pt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>
      <style:text-properties fo:color="#008000" loext:opacity="100%" fo:font-size="12pt" fo:font-weight="bold" style:font-size-asian="12pt" style:font-weight-asian="bold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ff9900" loext:opacity="100%" fo:font-style="normal" fo:font-weight="bold" style:font-style-asian="normal" style:font-weight-asian="bold"/>
    </style:style>
    <style:style style:name="ListLabel_20_7" style:display-name="ListLabel 7" style:family="text">
      <style:text-properties fo:color="#ff9900" loext:opacity="100%" fo:font-style="normal" fo:font-weight="bold" style:font-style-asian="normal" style:font-weight-asian="bold"/>
    </style:style>
    <style:style style:name="ListLabel_20_8" style:display-name="ListLabel 8" style:family="text">
      <style:text-properties fo:color="#ff9900" loext:opacity="100%" fo:font-style="normal" fo:font-weight="bold" style:font-style-asian="normal" style:font-weight-asian="bold"/>
    </style:style>
    <style:style style:name="ListLabel_20_9" style:display-name="ListLabel 9" style:family="text">
      <style:text-properties fo:color="#ff9900" loext:opacity="100%" fo:font-style="normal" fo:font-weight="bold" style:font-style-asian="normal" style:font-weight-asian="bold"/>
    </style:style>
    <style:style style:name="ListLabel_20_10" style:display-name="ListLabel 10" style:family="text">
      <style:text-properties fo:color="#f79646" loext:opacity="100%"/>
    </style:style>
    <style:style style:name="ListLabel_20_11" style:display-name="ListLabel 11" style:family="text">
      <style:text-properties fo:color="#f79646" loext:opacity="100%" fo:font-weight="bold" style:font-weight-asian="bold"/>
    </style:style>
    <style:style style:name="ListLabel_20_12" style:display-name="ListLabel 12" style:family="text">
      <style:text-properties fo:color="#f79646" loext:opacity="100%"/>
    </style:style>
    <style:style style:name="ListLabel_20_13" style:display-name="ListLabel 13" style:family="text">
      <style:text-properties fo:color="#e36c0a" loext:opacity="100%" fo:font-style="normal" fo:font-weight="normal" style:font-style-asian="normal" style:font-weight-asian="normal"/>
    </style:style>
    <style:style style:name="ListLabel_20_14" style:display-name="ListLabel 14" style:family="text">
      <style:text-properties fo:color="#e36c0a" loext:opacity="100%" fo:font-style="normal" fo:font-weight="bold" style:font-style-asian="normal" style:font-weight-asian="bold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e36c0a" loext:opacity="100%" fo:font-style="normal" fo:font-weight="bold" style:font-style-asian="normal" style:font-weight-asian="bold"/>
    </style:style>
    <style:style style:name="ListLabel_20_18" style:display-name="ListLabel 18" style:family="text">
      <style:text-properties fo:color="#e36c0a" loext:opacity="100%" fo:font-style="normal" fo:font-weight="bold" style:font-style-asian="normal" style:font-weight-asian="bold"/>
    </style:style>
    <style:style style:name="ListLabel_20_19" style:display-name="ListLabel 19" style:family="text">
      <style:text-properties fo:color="#e36c0a" loext:opacity="100%" fo:font-style="normal" fo:font-weight="bold" style:font-style-asian="normal" style:font-weight-asian="bold"/>
    </style:style>
    <style:style style:name="ListLabel_20_20" style:display-name="ListLabel 20" style:family="text">
      <style:text-properties fo:color="#e36c0a" loext:opacity="100%" fo:font-style="normal" fo:font-weight="bold" style:font-style-asian="normal" style:font-weight-asian="bold"/>
    </style:style>
    <style:style style:name="ListLabel_20_21" style:display-name="ListLabel 21" style:family="text">
      <style:text-properties fo:color="#e36c0a" loext:opacity="100%" fo:font-style="normal" fo:font-weight="bold" style:font-style-asian="normal" style:font-weight-asian="bold"/>
    </style:style>
    <style:style style:name="ListLabel_20_22" style:display-name="ListLabel 22" style:family="text">
      <style:text-properties fo:color="#e36c0a" loext:opacity="100%" fo:font-style="normal" fo:font-weight="bold" style:font-style-asian="normal" style:font-weight-asian="bold"/>
    </style:style>
    <style:style style:name="ListLabel_20_23" style:display-name="ListLabel 23" style:family="text">
      <style:text-properties fo:color="#e36c0a" loext:opacity="100%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fo:color="#e36c0a" loext:opacity="100%" fo:font-style="normal" fo:font-weight="bold" style:font-style-asian="normal" style:font-weight-asian="bold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color="#e36c0a" loext:opacity="100%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color="#e36c0a" loext:opacity="100%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39" style:display-name="ListLabel 39" style:family="text">
      <style:text-properties fo:color="#ff9900" loext:opacity="100%" fo:font-style="normal" fo:font-weight="bold" style:font-style-asian="normal" style:font-weight-asian="bold"/>
    </style:style>
    <style:style style:name="ListLabel_20_40" style:display-name="ListLabel 40" style:family="text">
      <style:text-properties fo:color="#ff9900" loext:opacity="100%" fo:font-style="normal" fo:font-weight="bold" style:font-style-asian="normal" style:font-weight-asian="bold"/>
    </style:style>
    <style:style style:name="ListLabel_20_41" style:display-name="ListLabel 41" style:family="text">
      <style:text-properties fo:color="#ff9900" loext:opacity="100%" fo:font-style="normal" fo:font-weight="bold" style:font-style-asian="normal" style:font-weight-asian="bold"/>
    </style:style>
    <style:style style:name="ListLabel_20_42" style:display-name="ListLabel 42" style:family="text">
      <style:text-properties fo:color="#ff9900" loext:opacity="100%" fo:font-style="normal" fo:font-weight="bold" style:font-style-asian="normal" style:font-weight-asian="bold"/>
    </style:style>
    <style:style style:name="ListLabel_20_43" style:display-name="ListLabel 43" style:family="text">
      <style:text-properties fo:color="#f79646" loext:opacity="100%"/>
    </style:style>
    <style:style style:name="ListLabel_20_44" style:display-name="ListLabel 44" style:family="text">
      <style:text-properties fo:color="#f79646" loext:opacity="100%" fo:font-weight="bold" style:font-weight-asian="bold"/>
    </style:style>
    <style:style style:name="ListLabel_20_45" style:display-name="ListLabel 45" style:family="text">
      <style:text-properties fo:color="#f79646" loext:opacity="100%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fo:color="#ff9900" loext:opacity="100%" fo:font-style="normal" fo:font-weight="bold" style:font-style-asian="normal" style:font-weight-asian="bold"/>
    </style:style>
    <style:style style:name="ListLabel_20_49" style:display-name="ListLabel 49" style:family="text">
      <style:text-properties fo:color="#ff9900" loext:opacity="100%" fo:font-style="normal" fo:font-weight="bold" style:font-style-asian="normal" style:font-weight-asian="bold"/>
    </style:style>
    <style:style style:name="ListLabel_20_50" style:display-name="ListLabel 50" style:family="text">
      <style:text-properties fo:color="#ff9900" loext:opacity="100%" fo:font-style="normal" fo:font-weight="bold" style:font-style-asian="normal" style:font-weight-asian="bold"/>
    </style:style>
    <style:style style:name="ListLabel_20_51" style:display-name="ListLabel 51" style:family="text">
      <style:text-properties fo:color="#ff9900" loext:opacity="100%" fo:font-style="normal" fo:font-weight="bold" style:font-style-asian="normal" style:font-weight-asian="bold"/>
    </style:style>
    <style:style style:name="ListLabel_20_52" style:display-name="ListLabel 52" style:family="text">
      <style:text-properties fo:color="#f79646" loext:opacity="100%"/>
    </style:style>
    <style:style style:name="ListLabel_20_53" style:display-name="ListLabel 53" style:family="text">
      <style:text-properties fo:color="#f79646" loext:opacity="100%" fo:font-weight="bold" style:font-weight-asian="bold"/>
    </style:style>
    <style:style style:name="ListLabel_20_54" style:display-name="ListLabel 54" style:family="text">
      <style:text-properties fo:color="#f79646" loext:opacity="100%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fo:color="#e36c0a" loext:opacity="100%" fo:font-style="normal" fo:font-weight="bold" style:font-style-asian="normal" style:font-weight-asian="bold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fo:color="#e36c0a" loext:opacity="100%" fo:font-style="normal" fo:font-weight="bold" style:font-style-asian="normal" style:font-weight-asian="bold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color="#f79646" loext:opacity="100%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fo:color="#008000" loext:opacity="100%" fo:font-size="12pt" fo:font-weight="bold" style:font-size-asian="12pt" style:font-weight-asian="bold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2" style:display-name="ListLabel 11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3" style:display-name="ListLabel 113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4" style:display-name="ListLabel 114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5" style:display-name="ListLabel 115" style:family="text">
      <style:text-properties fo:color="#f79646" loext:opacity="100%"/>
    </style:style>
    <style:style style:name="ListLabel_20_116" style:display-name="ListLabel 116" style:family="text">
      <style:text-properties fo:color="#f79646" loext:opacity="100%" fo:font-weight="bold" style:font-weight-asian="bold"/>
    </style:style>
    <style:style style:name="ListLabel_20_117" style:display-name="ListLabel 117" style:family="text">
      <style:text-properties fo:color="#f79646" loext:opacity="100%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fo:color="#e36c0a" loext:opacity="100%" fo:font-style="normal" fo:font-weight="normal" style:font-style-asian="normal" style:font-weight-asian="normal"/>
    </style:style>
    <style:style style:name="ListLabel_20_121" style:display-name="ListLabel 121" style:family="text">
      <style:text-properties fo:color="#e36c0a" loext:opacity="100%" fo:font-style="normal" fo:font-weight="bold" style:font-style-asian="normal" style:font-weight-asian="bold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>
      <style:text-properties fo:color="#e36c0a" loext:opacity="100%" fo:font-style="normal" fo:font-weight="bold" style:font-style-asian="normal" style:font-weight-asian="bold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fo:color="#e36c0a" loext:opacity="100%" fo:font-style="normal" fo:font-weight="bold" style:font-style-asian="normal" style:font-weight-asian="bold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color="#e36c0a" loext:opacity="100%" fo:font-style="normal" fo:font-weight="bold" style:font-style-asian="normal" style:font-weight-asian="bold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color="#e36c0a" loext:opacity="100%" fo:font-style="normal" fo:font-weight="bold" style:font-style-asian="normal" style:font-weight-asian="bold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fo:color="#e36c0a" loext:opacity="100%" fo:font-style="normal" fo:font-weight="bold" style:font-style-asian="normal" style:font-weight-asian="bold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color="#e36c0a" loext:opacity="100%" fo:font-style="normal" fo:font-weight="bold" style:font-style-asian="normal" style:font-weight-asian="bold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color="#e36c0a" loext:opacity="100%"/>
    </style:style>
    <style:style style:name="ListLabel_20_184" style:display-name="ListLabel 184" style:family="text">
      <style:text-properties style:font-name-complex="Courier New1" style:font-family-complex="'Courier New'" style:font-family-generic-complex="system" style:font-pitch-complex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-complex="Courier New1" style:font-family-complex="'Courier New'" style:font-family-generic-complex="system" style:font-pitch-complex="variable"/>
    </style:style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>
      <style:text-properties fo:color="#e36c0a" loext:opacity="100%" fo:font-style="normal" fo:font-weight="bold" style:font-style-asian="normal" style:font-weight-asian="bold"/>
    </style:style>
    <style:style style:name="ListLabel_20_193" style:display-name="ListLabel 193" style:family="text">
      <style:text-properties style:font-name-complex="Courier New1" style:font-family-complex="'Courier New'" style:font-family-generic-complex="system" style:font-pitch-complex="variabl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>
      <style:text-properties style:font-name-complex="Courier New1" style:font-family-complex="'Courier New'" style:font-family-generic-complex="system" style:font-pitch-complex="variable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>
      <style:text-properties fo:color="#e36c0a" loext:opacity="100%"/>
    </style:style>
    <style:style style:name="ListLabel_20_202" style:display-name="ListLabel 202" style:family="text">
      <style:text-properties style:font-name-complex="Courier New1" style:font-family-complex="'Courier New'" style:font-family-generic-complex="system" style:font-pitch-complex="variable"/>
    </style:style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>
      <style:text-properties style:font-name-complex="Courier New1" style:font-family-complex="'Courier New'" style:font-family-generic-complex="system" style:font-pitch-complex="variable"/>
    </style:style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complex="Courier New1" style:font-family-complex="'Courier New'" style:font-family-generic-complex="system" style:font-pitch-complex="variable"/>
    </style:style>
    <style:style style:name="ListLabel_20_209" style:display-name="ListLabel 209" style:family="text"/>
    <style:style style:name="ListLabel_20_210" style:display-name="ListLabel 210" style:family="text">
      <style:text-properties fo:color="#e36c0a" loext:opacity="100%"/>
    </style:style>
    <style:style style:name="ListLabel_20_211" style:display-name="ListLabel 211" style:family="text">
      <style:text-properties style:font-name-complex="Courier New1" style:font-family-complex="'Courier New'" style:font-family-generic-complex="system" style:font-pitch-complex="variable"/>
    </style:style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>
      <style:text-properties style:font-name-complex="Courier New1" style:font-family-complex="'Courier New'" style:font-family-generic-complex="system" style:font-pitch-complex="variable"/>
    </style:style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text:outline-style style:name="Outline">
      <text:outline-level-style text:level="1" text:style-name="ListLabel_20_11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2" text:style-name="ListLabel_20_11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3" text:style-name="ListLabel_20_11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4" text:style-name="ListLabel_20_11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5" text:style-name="ListLabel_20_11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outline-level-style>
      <text:outline-level-style text:level="6" text:style-name="ListLabel_20_1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outline-level-style>
      <text:outline-level-style text:level="7" text:style-name="ListLabel_20_1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outline-level-style>
      <text:outline-level-style text:level="8" text:style-name="ListLabel_20_1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outline-level-style>
      <text:outline-level-style text:level="9" text:style-name="ListLabel_20_1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4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4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5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5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5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5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6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6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7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1"/>
      </text:list-level-style-bullet>
      <text:list-level-style-bullet text:level="2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1"/>
      </text:list-level-style-bullet>
      <text:list-level-style-bullet text:level="4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1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1"/>
      </text:list-level-style-bullet>
      <text:list-level-style-bullet text:level="7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1"/>
      </text:list-level-style-bullet>
      <text:list-level-style-bullet text:level="8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1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1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1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1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1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9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4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ListLabel_20_95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list-level-style-number>
      <text:list-level-style-number text:level="4" text:style-name="ListLabel_20_96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list-level-style-number>
      <text:list-level-style-number text:level="5" text:style-name="ListLabel_20_97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list-level-style-number>
      <text:list-level-style-number text:level="6" text:style-name="ListLabel_20_98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list-level-style-number>
      <text:list-level-style-number text:level="7" text:style-name="ListLabel_20_99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list-level-style-number>
      <text:list-level-style-number text:level="8" text:style-name="ListLabel_20_10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ListLabel_20_10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1"/>
      </text:list-level-style-bullet>
      <text:list-level-style-bullet text:level="2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1"/>
      </text:list-level-style-bullet>
      <text:list-level-style-bullet text:level="2" text:style-name="ListLabel_20_121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2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4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6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1"/>
      </text:list-level-style-bullet>
      <text:list-level-style-bullet text:level="2" text:style-name="ListLabel_20_1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1"/>
      </text:list-level-style-bullet>
      <text:list-level-style-bullet text:level="4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1"/>
      </text:list-level-style-bullet>
      <text:list-level-style-bullet text:level="5" text:style-name="ListLabel_20_1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1"/>
      </text:list-level-style-bullet>
      <text:list-level-style-bullet text:level="7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1"/>
      </text:list-level-style-bullet>
      <text:list-level-style-bullet text:level="8" text:style-name="ListLabel_20_1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1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92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1"/>
      </text:list-level-style-bullet>
      <text:list-level-style-bullet text:level="2" text:style-name="ListLabel_20_1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1"/>
      </text:list-level-style-bullet>
      <text:list-level-style-bullet text:level="4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1"/>
      </text:list-level-style-bullet>
      <text:list-level-style-bullet text:level="5" text:style-name="ListLabel_20_1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1"/>
      </text:list-level-style-bullet>
      <text:list-level-style-bullet text:level="7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1"/>
      </text:list-level-style-bullet>
      <text:list-level-style-bullet text:level="8" text:style-name="ListLabel_20_1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2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1"/>
      </text:list-level-style-bullet>
      <text:list-level-style-bullet text:level="2" text:style-name="ListLabel_20_2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1"/>
      </text:list-level-style-bullet>
      <text:list-level-style-bullet text:level="4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1"/>
      </text:list-level-style-bullet>
      <text:list-level-style-bullet text:level="5" text:style-name="ListLabel_20_2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1"/>
      </text:list-level-style-bullet>
      <text:list-level-style-bullet text:level="7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1"/>
      </text:list-level-style-bullet>
      <text:list-level-style-bullet text:level="8" text:style-name="ListLabel_20_2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2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1"/>
      </text:list-level-style-bullet>
      <text:list-level-style-bullet text:level="2" text:style-name="ListLabel_20_2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1"/>
      </text:list-level-style-bullet>
      <text:list-level-style-bullet text:level="4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1"/>
      </text:list-level-style-bullet>
      <text:list-level-style-bullet text:level="5" text:style-name="ListLabel_20_2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1"/>
      </text:list-level-style-bullet>
      <text:list-level-style-bullet text:level="7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1"/>
      </text:list-level-style-bullet>
      <text:list-level-style-bullet text:level="8" text:style-name="ListLabel_20_2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2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2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2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22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23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file-name text:display="name-and-extension">clinica.odt</text:file-name><text:span text:style-name="MT1"><text:tab/>Fecha de impresión </text:span><text:print-date style:data-style-name="N10104">06/10/2022 8:23 a. m.</text:print-date><text:bookmark text:name="__Fieldmark__115_1712468615"/><text:span text:style-name="MT1">07/10/2004 11:03 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profesor</meta:initial-creator>
    <dc:creator>Daniel Touceda Santorio</dc:creator>
    <meta:editing-cycles>4</meta:editing-cycles>
    <meta:print-date>2022-10-06T08:23:00</meta:print-date>
    <meta:creation-date>2023-09-25T07:35:00</meta:creation-date>
    <dc:date>2023-09-25T07:35:00</dc:date>
    <dc:language>es-ES</dc:language>
    <meta:editing-duration>PT1M</meta:editing-duration>
    <meta:generator>LibreOffice/7.4.6.2$Windows_X86_64 LibreOffice_project/5b1f5509c2decdade7fda905e3e1429a67acd63d</meta:generator>
    <meta:document-statistic meta:table-count="0" meta:image-count="0" meta:object-count="0" meta:page-count="2" meta:paragraph-count="27" meta:word-count="270" meta:character-count="1641" meta:non-whitespace-character-count="14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__Plantilla Apuntes Clase 03.dotm" xlink:href=""/>
  </office:meta>
</office:document-meta>
</file>